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000b" draw:fill="solid" draw:fill-color="#c5000b" draw:textarea-horizontal-align="justify" draw:textarea-vertical-align="middle" draw:auto-grow-height="false" fo:min-height="0.388cm" fo:min-width="0.138cm"/>
    </style:style>
    <style:style style:name="gr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3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3.4cm"/>
    </style:style>
    <style:style style:name="gr4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3.2cm"/>
    </style:style>
    <style:style style:name="gr5" style:family="graphic" style:parent-style-name="standard">
      <style:graphic-properties svg:stroke-color="#c5000b" draw:fill="none" draw:textarea-horizontal-align="justify" draw:textarea-vertical-align="middle" draw:auto-grow-height="false" fo:min-height="1.65cm" fo:min-width="3.2cm"/>
    </style:style>
    <style:style style:name="gr6" style:family="graphic" style:parent-style-name="standard">
      <style:graphic-properties svg:stroke-color="#c5000b" draw:fill="none" draw:textarea-horizontal-align="justify" draw:textarea-vertical-align="middle" draw:auto-grow-height="false" fo:min-height="1.85cm" fo:min-width="3.6cm"/>
    </style:style>
    <style:style style:name="gr7" style:family="graphic" style:parent-style-name="standard">
      <style:graphic-properties svg:stroke-color="#c5000b" draw:fill="none" draw:textarea-horizontal-align="justify" draw:textarea-vertical-align="middle" draw:auto-grow-height="false" fo:min-height="1.15cm" fo:min-width="4.4cm"/>
    </style:style>
    <style:style style:name="gr8" style:family="graphic" style:parent-style-name="standard">
      <style:graphic-properties svg:stroke-color="#c5000b" draw:fill="none" draw:textarea-horizontal-align="justify" draw:textarea-vertical-align="middle" draw:auto-grow-height="false" fo:min-height="0.85cm" fo:min-width="0.7cm"/>
    </style:style>
    <style:style style:name="gr9" style:family="graphic" style:parent-style-name="standard">
      <style:graphic-properties svg:stroke-color="#c5000b" draw:marker-end="Arrow" draw:fill="none" draw:textarea-vertical-align="middle"/>
    </style:style>
    <style:style style:name="gr10" style:family="graphic" style:parent-style-name="standard">
      <style:graphic-properties draw:stroke="none" svg:stroke-color="#c5000b" draw:fill="none" draw:fill-color="#ffffff" fo:min-height="0.65cm"/>
    </style:style>
    <style:style style:name="gr11" style:family="graphic" style:parent-style-name="standard">
      <style:graphic-properties draw:stroke="none" svg:stroke-color="#c5000b" draw:fill="none" draw:fill-color="#ffffff" fo:min-height="1.05cm"/>
    </style:style>
    <style:style style:name="P1" style:family="paragraph">
      <loext:graphic-properties draw:fill="solid" draw:fill-color="#c5000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cm" svg:height="0.9cm" svg:x="1.8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9cm" svg:y1="2.5cm" svg:x2="4.9cm" svg:y2="2.5cm">
            <text:p/>
          </draw:line>
          <draw:custom-shape draw:style-name="gr3" draw:text-style-name="P4" draw:layer="layout" svg:width="3.9cm" svg:height="1.8cm" svg:x="5.1cm" svg:y="1.7cm">
            <text:p text:style-name="P3"><text:span text:style-name="T1">Revisão da </text:span></text:p>
            <text:p text:style-name="P3"><text:span text:style-name="T1">Literatura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cm" svg:y1="3.7cm" svg:x2="7cm" svg:y2="5.8cm">
            <text:p/>
          </draw:line>
          <draw:custom-shape draw:style-name="gr4" draw:text-style-name="P4" draw:layer="layout" svg:width="3.7cm" svg:height="1.8cm" svg:x="5.3cm" svg:y="6cm">
            <text:p text:style-name="P3"><text:span text:style-name="T1">Elaboração e </text:span></text:p>
            <text:p text:style-name="P3"><text:span text:style-name="T1">Execução CBL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cm" svg:y1="7.9cm" svg:x2="7cm" svg:y2="10cm">
            <text:p/>
          </draw:line>
          <draw:custom-shape draw:style-name="gr5" draw:text-style-name="P4" draw:layer="layout" svg:width="3.7cm" svg:height="1.9cm" svg:x="5.3cm" svg:y="10.1cm">
            <text:p text:style-name="P3"><text:span text:style-name="T1">Levantamento</text:span></text:p>
            <text:p text:style-name="P3"><text:span text:style-name="T1">de</text:span></text:p>
            <text:p text:style-name="P3"><text:span text:style-name="T1">Requisitos 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4.1cm" svg:height="2.1cm" svg:x="5cm" svg:y="14.5cm">
            <text:p text:style-name="P3"><text:span text:style-name="T1">Elaboração da</text:span></text:p>
            <text:p text:style-name="P3"><text:span text:style-name="T1">proposta usando</text:span></text:p>
            <text:p text:style-name="P3"><text:span text:style-name="T1">MVP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cm" svg:y1="12.2cm" svg:x2="7cm" svg:y2="14.3cm">
            <text:p/>
          </draw:line>
          <draw:line draw:style-name="gr2" draw:text-style-name="P2" draw:layer="layout" svg:x1="9.4cm" svg:y1="15.5cm" svg:x2="11.2cm" svg:y2="15.5cm">
            <text:p/>
          </draw:line>
          <draw:custom-shape draw:style-name="gr5" draw:text-style-name="P4" draw:layer="layout" svg:width="3.7cm" svg:height="1.9cm" svg:x="11.5cm" svg:y="14.7cm">
            <text:p text:style-name="P3"><text:span text:style-name="T1">Projeto de </text:span></text:p>
            <text:p text:style-name="P3"><text:span text:style-name="T1">sistema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3.3cm" svg:y1="16.9cm" svg:x2="13.3cm" svg:y2="18.6cm">
            <text:p/>
          </draw:line>
          <draw:custom-shape draw:style-name="gr7" draw:text-style-name="P4" xml:id="id2" draw:id="id2" draw:layer="layout" svg:width="4.9cm" svg:height="1.4cm" svg:x="10.9cm" svg:y="18.8cm">
            <text:p text:style-name="P3"><text:span text:style-name="T1">Desenvolvimento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7cm" svg:y1="19.5cm" svg:x2="8.4cm" svg:y2="19.5cm">
            <text:p/>
          </draw:line>
          <draw:custom-shape draw:style-name="gr5" draw:text-style-name="P4" draw:layer="layout" svg:width="3.7cm" svg:height="1.9cm" svg:x="4.5cm" svg:y="18.6cm">
            <text:p text:style-name="P3"><text:span text:style-name="T1">Testes no </text:span></text:p>
            <text:p text:style-name="P3"><text:span text:style-name="T1">sistem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1" draw:id="id1" draw:layer="layout" svg:width="2.4cm" svg:height="2.2cm" svg:x="5.2cm" svg:y="23cm">
            <text:p text:style-name="P5"><text:span text:style-name="T1">Falhas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" draw:text-style-name="P2" draw:layer="layout" svg:x1="6.4cm" svg:y1="20.7cm" svg:x2="6.4cm" svg:y2="22.8cm">
            <text:p/>
          </draw:line>
          <draw:connector draw:style-name="gr9" draw:text-style-name="P2" draw:layer="layout" svg:x1="7.6cm" svg:y1="24.1cm" svg:x2="13.35cm" svg:y2="20.2cm" draw:start-shape="id1" draw:start-glue-point="7" draw:end-shape="id2" draw:end-glue-point="2" svg:d="M7600 24100h5750v-3900" svg:viewBox="0 0 5751 3901">
            <text:p/>
          </draw:connector>
          <draw:frame draw:style-name="gr10" draw:text-style-name="P7" draw:layer="layout" svg:width="1.8cm" svg:height="0.9cm" svg:x="7.6cm" svg:y="23.3cm">
            <draw:text-box>
              <text:p text:style-name="P6"><text:span text:style-name="T1">sim</text:span></text:p>
            </draw:text-box>
          </draw:frame>
          <draw:frame draw:style-name="gr10" draw:text-style-name="P7" draw:layer="layout" svg:width="1.8cm" svg:height="0.9cm" svg:x="4.6cm" svg:y="25.4cm">
            <draw:text-box>
              <text:p text:style-name="P6"><text:span text:style-name="T1">Não</text:span></text:p>
            </draw:text-box>
          </draw:frame>
          <draw:custom-shape draw:style-name="gr5" draw:text-style-name="P4" xml:id="id3" draw:id="id3" draw:layer="layout" svg:width="3.7cm" svg:height="1.9cm" svg:x="8.2cm" svg:y="25.9cm">
            <text:p text:style-name="P3"><text:span text:style-name="T1">Testes com </text:span></text:p>
            <text:p text:style-name="P3"><text:span text:style-name="T1">usuário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svg:x1="6.4cm" svg:y1="25.2cm" svg:x2="8.2cm" svg:y2="26.85cm" draw:start-shape="id1" draw:start-glue-point="6" draw:end-shape="id3" draw:end-glue-point="3" svg:d="M6400 25200v1650h1800" svg:viewBox="0 0 1801 1651">
            <text:p/>
          </draw:connector>
          <draw:line draw:style-name="gr2" draw:text-style-name="P2" draw:layer="layout" svg:x1="12.3cm" svg:y1="26.8cm" svg:x2="17cm" svg:y2="26.8cm">
            <text:p/>
          </draw:line>
          <draw:custom-shape draw:style-name="gr1" draw:text-style-name="P1" draw:layer="layout" svg:width="0.9cm" svg:height="0.9cm" svg:x="17.2cm" svg:y="2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1.8cm" svg:height="1.3cm" svg:x="9.6cm" svg:y="2cm">
            <draw:text-box>
              <text:p text:style-name="P8"><text:span text:style-name="T2">A</text:span></text:p>
            </draw:text-box>
          </draw:frame>
          <draw:frame draw:style-name="gr11" draw:text-style-name="P9" draw:layer="layout" svg:width="1.8cm" svg:height="1.3cm" svg:x="9.4cm" svg:y="6.1cm">
            <draw:text-box>
              <text:p text:style-name="P8"><text:span text:style-name="T2">B</text:span></text:p>
            </draw:text-box>
          </draw:frame>
          <draw:frame draw:style-name="gr11" draw:text-style-name="P9" draw:layer="layout" svg:width="1.8cm" svg:height="1.3cm" svg:x="9.4cm" svg:y="10.3cm">
            <draw:text-box>
              <text:p text:style-name="P8"><text:span text:style-name="T2">C</text:span></text:p>
            </draw:text-box>
          </draw:frame>
          <draw:frame draw:style-name="gr11" draw:text-style-name="P9" draw:layer="layout" svg:width="1.8cm" svg:height="1.3cm" svg:x="3.7cm" svg:y="14.8cm">
            <draw:text-box>
              <text:p text:style-name="P8"><text:span text:style-name="T2">D</text:span></text:p>
            </draw:text-box>
          </draw:frame>
          <draw:frame draw:style-name="gr11" draw:text-style-name="P9" draw:layer="layout" svg:width="1.8cm" svg:height="1.3cm" svg:x="15.6cm" svg:y="14.9cm">
            <draw:text-box>
              <text:p text:style-name="P8"><text:span text:style-name="T2">E</text:span></text:p>
            </draw:text-box>
          </draw:frame>
          <draw:frame draw:style-name="gr11" draw:text-style-name="P9" draw:layer="layout" svg:width="1.8cm" svg:height="1.3cm" svg:x="3.4cm" svg:y="18.9cm">
            <draw:text-box>
              <text:p text:style-name="P8"><text:span text:style-name="T2">F</text:span></text:p>
            </draw:text-box>
          </draw:frame>
          <draw:frame draw:style-name="gr11" draw:text-style-name="P9" draw:layer="layout" svg:width="1.8cm" svg:height="1.3cm" svg:x="16.1cm" svg:y="18.8cm">
            <draw:text-box>
              <text:p text:style-name="P8"><text:span text:style-name="T2">G</text:span></text:p>
            </draw:text-box>
          </draw:frame>
          <draw:frame draw:style-name="gr11" draw:text-style-name="P9" draw:layer="layout" svg:width="1.8cm" svg:height="1.3cm" svg:x="9.4cm" svg:y="24.9cm">
            <draw:text-box>
              <text:p text:style-name="P8"><text:span text:style-name="T2">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20:30:29.511437000</meta:creation-date>
    <dc:date>2018-04-18T21:01:10.228619000</dc:date>
    <meta:editing-duration>PT21M</meta:editing-duration>
    <meta:editing-cycles>14</meta:editing-cycles>
    <meta:generator>LibreOffice/5.0.5.2$MacOSX_X86_64 LibreOffice_project/55b006a02d247b5f7215fc6ea0fde844b30035b3</meta:generator>
    <meta:document-statistic meta:object-count="33"/>
  </office:meta>
</office:document-meta>
</file>